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d5349" officeooo:paragraph-rsid="001d5349"/>
    </style:style>
    <style:style style:name="P2" style:family="paragraph" style:parent-style-name="Standard">
      <style:paragraph-properties fo:text-align="center" style:justify-single-word="false"/>
      <style:text-properties officeooo:rsid="001d5349" officeooo:paragraph-rsid="001d5349"/>
    </style:style>
    <style:style style:name="P3" style:family="paragraph" style:parent-style-name="Standard">
      <style:text-properties officeooo:rsid="001d5349" officeooo:paragraph-rsid="001eb3c8"/>
    </style:style>
    <style:style style:name="P4" style:family="paragraph" style:parent-style-name="Standard">
      <style:text-properties officeooo:rsid="0020792b" officeooo:paragraph-rsid="0020792b"/>
    </style:style>
    <style:style style:name="P5" style:family="paragraph" style:parent-style-name="Standard">
      <style:text-properties officeooo:rsid="001d8a8a" officeooo:paragraph-rsid="0022194c"/>
    </style:style>
    <style:style style:name="P6" style:family="paragraph" style:parent-style-name="Standard">
      <style:text-properties fo:font-style="normal" fo:font-weight="bold" officeooo:rsid="001d8a8a" officeooo:paragraph-rsid="0022194c" style:font-style-asian="normal" style:font-weight-asian="bold" style:font-style-complex="normal" style:font-weight-complex="bold"/>
    </style:style>
    <style:style style:name="P7" style:family="paragraph" style:parent-style-name="Standard">
      <style:text-properties officeooo:rsid="001d5349" officeooo:paragraph-rsid="0022194c"/>
    </style:style>
    <style:style style:name="P8" style:family="paragraph" style:parent-style-name="Standard">
      <style:text-properties officeooo:rsid="0025e123" officeooo:paragraph-rsid="0025e123"/>
    </style:style>
    <style:style style:name="P9" style:family="paragraph" style:parent-style-name="Standard">
      <style:text-properties officeooo:rsid="002a5058" officeooo:paragraph-rsid="002a5058"/>
    </style:style>
    <style:style style:name="P10" style:family="paragraph" style:parent-style-name="Standard">
      <style:text-properties officeooo:rsid="002a98e4" officeooo:paragraph-rsid="002a98e4"/>
    </style:style>
    <style:style style:name="P11" style:family="paragraph" style:parent-style-name="Standard">
      <style:text-properties officeooo:rsid="002b8937" officeooo:paragraph-rsid="002b8937"/>
    </style:style>
    <style:style style:name="P12" style:family="paragraph" style:parent-style-name="Heading_20_3">
      <style:paragraph-properties fo:break-before="page"/>
    </style:style>
    <style:style style:name="T1" style:family="text">
      <style:text-properties officeooo:rsid="001d8a8a"/>
    </style:style>
    <style:style style:name="T2" style:family="text">
      <style:text-properties officeooo:rsid="0022194c"/>
    </style:style>
    <style:style style:name="T3" style:family="text">
      <style:text-properties fo:font-style="normal" fo:font-weight="bold" officeooo:rsid="001d8a8a" style:font-style-asian="normal" style:font-weight-asian="bold" style:font-style-complex="normal" style:font-weight-complex="bold"/>
    </style:style>
    <style:style style:name="T4" style:family="text">
      <style:text-properties fo:font-style="normal" fo:font-weight="bold" officeooo:rsid="001eb3c8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d8a8a" style:font-style-asian="normal" style:font-weight-asian="normal" style:font-style-complex="normal" style:font-weight-complex="normal"/>
    </style:style>
    <style:style style:name="T7" style:family="text">
      <style:text-properties officeooo:rsid="0023ef40"/>
    </style:style>
    <style:style style:name="T8" style:family="text"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9" style:family="text">
      <style:text-properties style:text-position="super 58%"/>
    </style:style>
    <style:style style:name="T10" style:family="text">
      <style:text-properties style:text-position="super 58%" officeooo:rsid="001d8a8a"/>
    </style:style>
    <style:style style:name="T11" style:family="text">
      <style:text-properties style:font-name="Courier New"/>
    </style:style>
    <style:style style:name="T12" style:family="text">
      <style:text-properties officeooo:rsid="002852c2"/>
    </style:style>
    <style:style style:name="T13" style:family="text">
      <style:text-properties officeooo:rsid="002a98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xistential Paths as Sets</text:p>
      <text:p text:style-name="P2">by Sven Nilsen</text:p>
      <text:p text:style-name="P1"/>
      <text:p text:style-name="P1">An existential path<text:span text:style-name="T9"><text:reference-ref text:reference-format="text" text:ref-name="1">[1]</text:reference-ref></text:span> is a function that tells what another function returns. It takes an argument of the output type and returns `true` if this value is returned and `false` otherwise.</text:p>
      <text:p text:style-name="P1"/>
      <text:p text:style-name="P1">For example, a function `inc` that increases a natural number returns only numbers larger than zero, since there is no natural number one can increase to get zero:</text:p>
      <text:p text:style-name="P1"/>
      <text:p text:style-name="P1"><text:span text:style-name="T11">∴</text:span><text:tab/>∃inc := \(x : nat) = x ¬= 0</text:p>
      <text:p text:style-name="P1"/>
      <text:p text:style-name="P1"><text:span text:style-name="T11">∵</text:span><text:tab/>inc := \(x : nat) = x + 1</text:p>
      <text:p text:style-name="P1"/>
      <text:p text:style-name="P1">Although this seems intuitively true, I have not checked this for every natural number (since there are infinitely many of them). This is a common problem: For functions that returns very large sets, it is very hard to test whether existential path <text:span text:style-name="T12">is</text:span> correct.</text:p>
      <text:p text:style-name="P1"/>
      <text:p text:style-name="P4">Existential paths have properties similar to sets, except that they exist explicitly as code. <text:span text:style-name="T2">This makes them more practical than the pure mathematical concept of a set, because existential paths indirectly determine how hard it is to solve certain problems.</text:span></text:p>
      <text:p text:style-name="P1"/>
      <text:p text:style-name="P3">Notice that it is possible to describe many <text:span text:style-name="T7">kinds of</text:span> infinite sets, otherwise one could not write down an existential path <text:span text:style-name="T1">for a function</text:span>. <text:span text:style-name="T1">However, there are sets that are very complex-looking, such as fractals</text:span><text:span text:style-name="T10"><text:reference-ref text:reference-format="text" text:ref-name="2">[2]</text:reference-ref></text:span><text:span text:style-name="T1"> or composite numbers</text:span><text:span text:style-name="T10"><text:reference-ref text:reference-format="text" text:ref-name="3">[3]</text:reference-ref></text:span><text:span text:style-name="T1">. </text:span></text:p>
      <text:p text:style-name="P3"/>
      <text:p text:style-name="P5">When the existential path takes very long time to compute compared to checking the value by computing some input for the function, it is called a “one-way function”<text:span text:style-name="T9"><text:reference-ref text:reference-format="text" text:ref-name="4">[4]</text:reference-ref></text:span>. This is because if there existed an easy way to reverse the function such <text:span text:style-name="T13">that </text:span>an input could be found that reproduced the output, then this algorithm could be used by the existential path to compute much faster<text:span text:style-name="T9"><text:reference-ref text:reference-format="text" text:ref-name="5">[5]</text:reference-ref></text:span>.</text:p>
      <text:p text:style-name="P6"/>
      <text:p text:style-name="P7"><text:span text:style-name="T3">If you can prove that there are existential paths that must take very long time to compute compared to the function, you </text:span><text:span text:style-name="T4">w</text:span><text:span text:style-name="T3">ould prove </text:span><text:span text:style-name="T4">the famous </text:span><text:span text:style-name="T3">`P ¬= NP` </text:span><text:span text:style-name="T4">conjecture</text:span><text:span text:style-name="T3">, become world famous and win a million dollars.</text:span></text:p>
      <text:p text:style-name="P7"><text:span text:style-name="T6"/></text:p>
      <text:h text:style-name="P12" text:outline-level="3">References:</text:h>
      <text:p text:style-name="P8"><text:span text:style-name="T5"/></text:p>
      <text:p text:style-name="P8"><text:reference-mark-start text:name="1"/><text:span text:style-name="T5">[1]</text:span><text:reference-mark-end text:name="1"/><text:span text:style-name="T5"><text:tab/>“Existential Paths”</text:span></text:p>
      <text:p text:style-name="P8"><text:span text:style-name="T5"><text:tab/>Sven Nilsen, 2017</text:span></text:p>
      <text:p text:style-name="P8"><text:span text:style-name="T5"><text:tab/></text:span><text:a xlink:type="simple" xlink:href="https://github.com/advancedresearch/path_semantics/blob/master/papers-wip/existential-paths.pdf" text:style-name="Internet_20_link" text:visited-style-name="Visited_20_Internet_20_Link"><text:span text:style-name="T8">https://github.com/advancedresearch/path_semantics/blob/master/papers-wip/existential-paths.pdf</text:span></text:a></text:p>
      <text:p text:style-name="P8"><text:span text:style-name="T5"/></text:p>
      <text:p text:style-name="P9"><text:reference-mark-start text:name="2"/><text:span text:style-name="T5">[2]</text:span><text:reference-mark-end text:name="2"/><text:span text:style-name="T5"><text:tab/>“Fractal”</text:span></text:p>
      <text:p text:style-name="P9"><text:span text:style-name="T5"><text:tab/>Wikipedia</text:span></text:p>
      <text:p text:style-name="P9"><text:span text:style-name="T5"><text:tab/></text:span><text:a xlink:type="simple" xlink:href="https://en.wikipedia.org/wiki/Fractal" text:style-name="Internet_20_link" text:visited-style-name="Visited_20_Internet_20_Link"><text:span text:style-name="T8">https://en.wikipedia.org/wiki/Fractal</text:span></text:a></text:p>
      <text:p text:style-name="P9"><text:span text:style-name="T5"/></text:p>
      <text:p text:style-name="P9"><text:reference-mark-start text:name="3"/><text:span text:style-name="T5">[3]</text:span><text:reference-mark-end text:name="3"/><text:span text:style-name="T5"><text:tab/>“Composite number”</text:span></text:p>
      <text:p text:style-name="P9"><text:span text:style-name="T5"><text:tab/>Wikipedia</text:span></text:p>
      <text:p text:style-name="P9"><text:span text:style-name="T5"><text:tab/></text:span><text:a xlink:type="simple" xlink:href="https://en.wikipedia.org/wiki/Composite_number" text:style-name="Internet_20_link" text:visited-style-name="Visited_20_Internet_20_Link"><text:span text:style-name="T8">https://en.wikipedia.org/wiki/Composite_number</text:span></text:a></text:p>
      <text:p text:style-name="P9"><text:span text:style-name="T5"/></text:p>
      <text:p text:style-name="P10"><text:reference-mark-start text:name="4"/><text:span text:style-name="T5">[4]</text:span><text:reference-mark-end text:name="4"/><text:span text:style-name="T5"><text:tab/>“One-way function”</text:span></text:p>
      <text:p text:style-name="P10"><text:span text:style-name="T5"><text:tab/>Wikipedia</text:span></text:p>
      <text:p text:style-name="P10"><text:span text:style-name="T5"><text:tab/></text:span><text:a xlink:type="simple" xlink:href="https://en.wikipedia.org/wiki/One-way_function" text:style-name="Internet_20_link" text:visited-style-name="Visited_20_Internet_20_Link"><text:span text:style-name="T8">https://en.wikipedia.org/wiki/One-way_function</text:span></text:a></text:p>
      <text:p text:style-name="P10"><text:span text:style-name="T5"/></text:p>
      <text:p text:style-name="P11"><text:reference-mark-start text:name="5"/><text:span text:style-name="T5">[5]</text:span><text:reference-mark-end text:name="5"/><text:span text:style-name="T5"><text:tab/>“`P = NP` Relative to Universal Existential Path”</text:span></text:p>
      <text:p text:style-name="P11"><text:span text:style-name="T5"><text:tab/>Sven Nilsen, 2017</text:span></text:p>
      <text:p text:style-name="P11"><text:span text:style-name="T5"><text:tab/></text:span><text:a xlink:type="simple" xlink:href="https://github.com/advancedresearch/path_semantics/blob/master/papers-wip/p-vs-np-relative-to-universal-existential-path.pdf" text:style-name="Internet_20_link" text:visited-style-name="Visited_20_Internet_20_Link"><text:span text:style-name="T8">https://github.com/advancedresearch/path_semantics/blob/master/papers-wip/p-vs-np-relative-to-universal-existential-path.pdf</text:span></text:a></text:p>
      <text:p text:style-name="P11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01:32:30.046201000</meta:creation-date>
    <dc:date>2019-09-07T09:45:22.648161000</dc:date>
    <meta:editing-duration>PT22M25S</meta:editing-duration>
    <meta:editing-cycles>7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27" meta:word-count="347" meta:character-count="2360" meta:non-whitespace-character-count="2029"/>
  </office:meta>
</office:document-meta>
</file>